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55000003C2244962C7.png"/>
  <manifest:file-entry manifest:media-type="image/png" manifest:full-path="Pictures/1000000000000778000003C4F8CBEFB9.png"/>
  <manifest:file-entry manifest:media-type="image/png" manifest:full-path="Pictures/100000000000072D000002E4ABB75F83.png"/>
  <manifest:file-entry manifest:media-type="image/png" manifest:full-path="Pictures/100000000000046100000241636842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6.847cm" draw:z-index="0"><draw:image xlink:href="Pictures/100000000000072D000002E4ABB75F83.png" xlink:type="simple" xlink:show="embed" xlink:actuate="onLoad"/></draw:frame></text:p>
      <text:p text:style-name="Standard"/>
      <text:p text:style-name="Standard"><draw:frame draw:style-name="fr1" draw:name="figura2" text:anchor-type="paragraph" svg:width="17cm" svg:height="8.749cm" draw:z-index="1"><draw:image xlink:href="Pictures/1000000000000461000002416368422C.png" xlink:type="simple" xlink:show="embed" xlink:actuate="onLoad"/></draw:frame></text:p>
      <text:p text:style-name="Standard"><draw:frame draw:style-name="fr1" draw:name="figura3" text:anchor-type="paragraph" svg:width="17cm" svg:height="8.712cm" draw:z-index="2"><draw:image xlink:href="Pictures/1000000000000755000003C2244962C7.png" xlink:type="simple" xlink:show="embed" xlink:actuate="onLoad"/></draw:frame><text:soft-page-break/></text:p>
      <text:p text:style-name="Standard"><draw:frame draw:style-name="fr1" draw:name="figura4" text:anchor-type="paragraph" svg:width="17cm" svg:height="8.571cm" draw:z-index="3"><draw:image xlink:href="Pictures/1000000000000778000003C4F8CBEFB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4:24:55.91</meta:creation-date>
    <meta:document-statistic meta:table-count="0" meta:image-count="4" meta:object-count="0" meta:page-count="2" meta:paragraph-count="0" meta:word-count="0" meta:character-count="0"/>
    <dc:date>2018-03-07T14:31:31.49</dc:date>
    <meta:editing-duration>PT00H06M35S</meta:editing-duration>
    <meta:editing-cycles>1</meta:editing-cycles>
    <meta:generator>BrOffice.org/3.2$Win32 OpenOffice.org_project/320m12$Build-9483</meta:generator>
  </office:meta>
</office:document-meta>
</file>